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d0ce8" officeooo:paragraph-rsid="000d0ce8"/>
    </style:style>
    <style:style style:name="P2" style:family="paragraph" style:parent-style-name="Text_20_body" style:list-style-name="L1">
      <style:text-properties officeooo:rsid="00106afa" officeooo:paragraph-rsid="00106afa"/>
    </style:style>
    <style:style style:name="P3" style:family="paragraph" style:parent-style-name="Text_20_body" style:list-style-name="L2">
      <style:text-properties officeooo:rsid="000e19a4" officeooo:paragraph-rsid="000e19a4"/>
    </style:style>
    <style:style style:name="P4" style:family="paragraph" style:parent-style-name="Text_20_body" style:list-style-name="L7">
      <style:text-properties officeooo:rsid="000e19a4" officeooo:paragraph-rsid="000e19a4"/>
    </style:style>
    <style:style style:name="P5" style:family="paragraph" style:parent-style-name="Text_20_body" style:list-style-name="L2">
      <style:text-properties officeooo:rsid="000f1cf2" officeooo:paragraph-rsid="000f1cf2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8">
      <style:text-properties officeooo:rsid="000d0ce8" officeooo:paragraph-rsid="000d0ce8"/>
    </style:style>
    <style:style style:name="P11" style:family="paragraph" style:parent-style-name="Text_20_body" style:list-style-name="L6">
      <style:text-properties officeooo:rsid="00106f9e" officeooo:paragraph-rsid="001231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vel Manager</text:h>
      <text:list xml:id="list4176803674" text:style-name="L1">
        <text:list-item>
          <text:p text:style-name="P2">Congratulations. You finished the level.</text:p>
        </text:list-item>
      </text:list>
      <text:h text:style-name="Heading_20_2" text:outline-level="2">Level Manager 1</text:h>
      <text:list xml:id="list1105691861" text:style-name="L2">
        <text:list-item>
          <text:p text:style-name="P3">You are here.</text:p>
        </text:list-item>
        <text:list-item>
          <text:p text:style-name="P3">The treasure <text:s/>is here.</text:p>
        </text:list-item>
        <text:list-item>
          <text:p text:style-name="P3">You can move using the me handle. Follow the ticking sound and find treasure.</text:p>
        </text:list-item>
        <text:list-item>
          <text:p text:style-name="P3">Welcome to Stealth Panto. You are a ninja searching for treasure in a dangerous medieval city.</text:p>
        </text:list-item>
        <text:list-item>
          <text:p text:style-name="P5">This is an obstacle. Find a way around it.</text:p>
        </text:list-item>
      </text:list>
      <text:h text:style-name="Heading_20_2" text:outline-level="2">Level Manager 2</text:h>
      <text:list xml:id="list2840397052" text:style-name="L3">
        <text:list-item>
          <text:p text:style-name="P6">An enemy protects the treasure. You can feel him using the it handle. Don't get to close to him.</text:p>
        </text:list-item>
        <text:list-item>
          <text:p text:style-name="P6">Watch the enemy this time. He is here.</text:p>
        </text:list-item>
      </text:list>
      <text:h text:style-name="Heading_20_2" text:outline-level="2">Level Manager 3</text:h>
      <text:list xml:id="list4102009300" text:style-name="L4">
        <text:list-item>
          <text:p text:style-name="P7">Now there are two enemies. Say Switch to switch between enemies.</text:p>
        </text:list-item>
        <text:list-item>
          <text:p text:style-name="P7">Remember: Say Switch to switch between enemies.</text:p>
        </text:list-item>
      </text:list>
      <text:h text:style-name="Heading_20_2" text:outline-level="2">Level Manager 4</text:h>
      <text:list xml:id="list4064928111" text:style-name="L5">
        <text:list-item>
          <text:p text:style-name="P8">This level is more complicated than the first three, but there is nothing you haven't encountered yet. You can do it.</text:p>
        </text:list-item>
      </text:list>
      <text:h text:style-name="Heading_20_2" text:outline-level="2">Level Manager 5</text:h>
      <text:list xml:id="list2433206887" text:style-name="L6">
        <text:list-item>
          <text:p text:style-name="P9">You found a sword with which you can fight back enemies. Once enemies have spotted you, you will no longer die, but a battle will start. Rotate the knob on the me handle to swing your sword around you and kill your enemy.</text:p>
        </text:list-item>
        <text:list-item>
          <text:p text:style-name="P9">Swing your sword by turing the knob on the me handle. That way you can defeat an enemy that has noticed you.</text:p>
        </text:list-item>
        <text:list-item>
          <text:p text:style-name="P9">Congratutations. You finished level 5! That's the end of the game for now. Thanks for playing Stealth Panto.</text:p>
        </text:list-item>
        <text:list-item>
          <text:p text:style-name="P11">Battle started. Rotate the knob on the me handle to swing your <text:s/>sword.</text:p>
        </text:list-item>
      </text:list>
      <text:h text:style-name="Heading_20_1" text:outline-level="1">Enemy Controller</text:h>
      <text:list xml:id="list1275975957" text:style-name="L7">
        <text:list-item>
          <text:p text:style-name="P4">An enemy has spotted you. Try again.</text:p>
        </text:list-item>
        <text:list-item>
          <text:p text:style-name="P4"><text:soft-page-break/>You defeated your enemy.</text:p>
        </text:list-item>
      </text:list>
      <text:h text:style-name="Heading_20_1" text:outline-level="1">Player Controller</text:h>
      <text:list xml:id="list1441901206" text:style-name="L8">
        <text:list-item>
          <text:p text:style-name="P10">You are dead. Try agai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2:09:55.623000000</meta:creation-date>
    <dc:date>2020-07-24T07:49:43.956000000</dc:date>
    <meta:editing-duration>PT4H15M45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6" meta:word-count="268" meta:character-count="1398" meta:non-whitespace-character-count="1172"/>
  </office:meta>
</office:document-meta>
</file>